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system-ui" svg:font-family="system-ui, apple-system, BlinkMacSystemFont, 'Segoe UI', Roboto, Oxygen, Ubuntu, Cantarell, 'Open Sans', 'Helvetica Neue', sans-serif"/>
  </office:font-face-decls>
  <office:automatic-styles>
    <style:style style:name="P1" style:family="paragraph" style:parent-style-name="Standard">
      <style:text-properties officeooo:paragraph-rsid="00248f81"/>
    </style:style>
    <style:style style:name="P2" style:family="paragraph" style:parent-style-name="Text_20_body">
      <style:text-properties style:font-name="Liberation Serif" fo:font-size="15pt" fo:font-weight="normal" officeooo:rsid="001ebbe1" style:font-size-asian="15pt" style:font-weight-asian="normal" style:font-size-complex="15pt" style:font-weight-complex="normal"/>
    </style:style>
    <style:style style:name="P3" style:family="paragraph" style:parent-style-name="Standard">
      <style:text-properties style:font-name="Liberation Serif" fo:font-size="15pt" officeooo:rsid="0019e384" officeooo:paragraph-rsid="0019e384" style:font-size-asian="15pt" style:font-size-complex="15pt"/>
    </style:style>
    <style:style style:name="P4" style:family="paragraph" style:parent-style-name="Text_20_body">
      <style:text-properties fo:font-size="15pt" officeooo:rsid="001ebbe1" officeooo:paragraph-rsid="001ebbe1" style:font-size-asian="15pt" style:font-size-complex="15pt"/>
    </style:style>
    <style:style style:name="P5" style:family="paragraph" style:parent-style-name="Standard">
      <style:text-properties fo:font-size="15pt" officeooo:rsid="0019e384" officeooo:paragraph-rsid="0019e384" style:font-size-asian="15pt" style:font-size-complex="15pt"/>
    </style:style>
    <style:style style:name="P6" style:family="paragraph" style:parent-style-name="Standard">
      <style:text-properties fo:font-size="15pt" officeooo:rsid="001bafb7" officeooo:paragraph-rsid="001bafb7" style:font-size-asian="15pt" style:font-size-complex="15pt"/>
    </style:style>
    <style:style style:name="P7" style:family="paragraph" style:parent-style-name="Standard">
      <style:text-properties fo:font-size="15pt" officeooo:rsid="001ce31c" officeooo:paragraph-rsid="001ce31c" style:font-size-asian="15pt" style:font-size-complex="15pt"/>
    </style:style>
    <style:style style:name="P8" style:family="paragraph" style:parent-style-name="Standard">
      <style:text-properties fo:font-size="15pt" officeooo:paragraph-rsid="001d22f6" style:font-size-asian="15pt" style:font-size-complex="15pt"/>
    </style:style>
    <style:style style:name="P9" style:family="paragraph" style:parent-style-name="Standard">
      <style:text-properties fo:font-size="15pt" officeooo:rsid="001d2ed0" officeooo:paragraph-rsid="001d2ed0" style:font-size-asian="15pt" style:font-size-complex="15pt"/>
    </style:style>
    <style:style style:name="P10" style:family="paragraph" style:parent-style-name="Standard">
      <style:text-properties fo:font-size="15pt" officeooo:rsid="001fa103" officeooo:paragraph-rsid="001fa103" style:font-size-asian="15pt" style:font-size-complex="15pt"/>
    </style:style>
    <style:style style:name="P11" style:family="paragraph" style:parent-style-name="Standard">
      <style:text-properties fo:font-variant="normal" fo:text-transform="none" style:font-name="Liberation Serif" fo:font-size="15pt" fo:letter-spacing="normal" fo:font-style="normal" style:text-underline-style="none" fo:font-weight="normal" officeooo:rsid="001d2ed0" officeooo:paragraph-rsid="001d22f6" style:font-size-asian="15pt" style:font-weight-asian="normal" style:font-size-complex="15pt" style:font-weight-complex="normal" loext:padding="0cm" loext:border="none"/>
    </style:style>
    <style:style style:name="P12" style:family="paragraph" style:parent-style-name="Standard">
      <style:text-properties fo:font-variant="normal" fo:text-transform="none" style:font-name="Liberation Serif" fo:font-size="15pt" fo:letter-spacing="normal" fo:font-style="normal" style:text-underline-style="none" fo:font-weight="normal" officeooo:rsid="001fa103" officeooo:paragraph-rsid="001d2ed0" style:font-size-asian="15pt" style:font-weight-asian="normal" style:font-size-complex="15pt" style:font-weight-complex="normal" loext:padding="0cm" loext:border="none"/>
    </style:style>
    <style:style style:name="P13" style:family="paragraph" style:parent-style-name="Standard">
      <style:text-properties fo:font-variant="normal" fo:text-transform="none" style:font-name="Liberation Serif" fo:font-size="15pt" fo:letter-spacing="normal" fo:font-style="normal" style:text-underline-style="none" fo:font-weight="normal" officeooo:rsid="001fa103" officeooo:paragraph-rsid="001fa103" style:font-size-asian="15pt" style:font-weight-asian="normal" style:font-size-complex="15pt" style:font-weight-complex="normal" loext:padding="0cm" loext:border="none"/>
    </style:style>
    <style:style style:name="P14" style:family="paragraph" style:parent-style-name="Standard">
      <style:text-properties fo:font-variant="normal" fo:text-transform="none" style:font-name="Liberation Serif" fo:font-size="15pt" fo:letter-spacing="normal" fo:font-style="normal" style:text-underline-style="none" fo:font-weight="normal" officeooo:rsid="002117e9" officeooo:paragraph-rsid="001fa103" style:font-size-asian="15pt" style:font-weight-asian="normal" style:font-size-complex="15pt" style:font-weight-complex="normal" loext:padding="0cm" loext:border="none"/>
    </style:style>
    <style:style style:name="P15" style:family="paragraph" style:parent-style-name="Standard">
      <style:text-properties fo:font-variant="normal" fo:text-transform="none" style:font-name="Liberation Serif" fo:font-size="15pt" fo:letter-spacing="normal" fo:font-style="normal" style:text-underline-style="none" fo:font-weight="normal" officeooo:rsid="002117e9" officeooo:paragraph-rsid="002117e9" style:font-size-asian="15pt" style:font-weight-asian="normal" style:font-size-complex="15pt" style:font-weight-complex="normal" loext:padding="0cm" loext:border="none"/>
    </style:style>
    <style:style style:name="P16" style:family="paragraph" style:parent-style-name="Standard">
      <style:text-properties fo:font-variant="normal" fo:text-transform="none" style:font-name="Liberation Serif" fo:font-size="15pt" fo:letter-spacing="normal" fo:font-style="normal" style:text-underline-style="none" fo:font-weight="normal" officeooo:rsid="0022ec28" officeooo:paragraph-rsid="0022ec28" style:font-size-asian="15pt" style:font-weight-asian="normal" style:font-size-complex="15pt" style:font-weight-complex="normal" loext:padding="0cm" loext:border="none"/>
    </style:style>
    <style:style style:name="P17" style:family="paragraph" style:parent-style-name="Heading_20_3">
      <style:text-properties style:font-name="Liberation Serif" fo:font-size="15pt" fo:font-weight="normal" style:font-size-asian="15pt" style:font-weight-asian="normal" style:font-size-complex="15pt" style:font-weight-complex="normal"/>
    </style:style>
    <style:style style:name="T1" style:family="text">
      <style:text-properties officeooo:rsid="001bafb7"/>
    </style:style>
    <style:style style:name="T2" style:family="text">
      <style:text-properties officeooo:rsid="001ce31c"/>
    </style:style>
    <style:style style:name="T3" style:family="text">
      <style:text-properties officeooo:rsid="001d22f6"/>
    </style:style>
    <style:style style:name="T4" style:family="text">
      <style:text-properties officeooo:rsid="001d2ed0"/>
    </style:style>
    <style:style style:name="T5" style:family="text">
      <style:text-properties fo:font-variant="normal" fo:text-transform="none" style:font-name="Liberation Serif" fo:letter-spacing="normal" fo:font-style="normal" style:text-underline-style="none" fo:font-weight="normal" officeooo:rsid="001d2ed0" style:font-weight-asian="normal" style:font-weight-complex="normal" loext:padding="0cm" loext:border="none"/>
    </style:style>
    <style:style style:name="T6" style:family="text">
      <style:text-properties fo:font-variant="normal" fo:text-transform="none" style:font-name="Liberation Serif" fo:letter-spacing="normal" fo:font-style="normal" style:text-underline-style="none" fo:font-weight="normal" style:font-weight-asian="normal" style:font-weight-complex="normal" loext:padding="0cm" loext:border="none"/>
    </style:style>
    <style:style style:name="T7" style:family="text">
      <style:text-properties fo:font-variant="normal" fo:text-transform="none" style:font-name="Liberation Serif" fo:letter-spacing="normal" fo:font-style="normal" style:text-underline-style="none" fo:font-weight="normal" officeooo:rsid="001fa103" style:font-weight-asian="normal" style:font-weight-complex="normal" loext:padding="0cm" loext:border="none"/>
    </style:style>
    <style:style style:name="T8" style:family="text">
      <style:text-properties fo:font-variant="normal" fo:text-transform="none" style:font-name="Liberation Serif" fo:letter-spacing="normal" fo:font-style="normal" style:text-underline-style="none" fo:font-weight="normal" officeooo:rsid="002117e9" style:font-weight-asian="normal" style:font-weight-complex="normal" loext:padding="0cm" loext:border="none"/>
    </style:style>
    <style:style style:name="T9" style:family="text">
      <style:text-properties fo:font-variant="normal" fo:text-transform="none" style:font-name="Liberation Serif" fo:letter-spacing="normal" fo:font-style="normal" style:text-underline-style="none" fo:font-weight="normal" officeooo:rsid="0027ff25" style:font-weight-asian="normal" style:font-weight-complex="normal" loext:padding="0cm" loext:border="none"/>
    </style:style>
    <style:style style:name="T10" style:family="text">
      <style:text-properties fo:font-variant="normal" fo:text-transform="none" style:font-name="Liberation Serif" fo:font-size="15pt" fo:letter-spacing="normal" fo:font-style="normal" style:text-underline-style="none" fo:font-weight="normal" officeooo:rsid="002219e1" style:font-size-asian="15pt" style:font-weight-asian="normal" style:font-size-complex="15pt" style:font-weight-complex="normal" loext:padding="0cm" loext:border="none"/>
    </style:style>
    <style:style style:name="T11" style:family="text">
      <style:text-properties fo:font-variant="normal" fo:text-transform="none" style:font-name="Liberation Serif" fo:font-size="15pt" fo:letter-spacing="normal" fo:font-style="normal" style:text-underline-style="none" fo:font-weight="normal" officeooo:rsid="0022ec28" style:font-size-asian="15pt" style:font-weight-asian="normal" style:font-size-complex="15pt" style:font-weight-complex="normal" loext:padding="0cm" loext:border="none"/>
    </style:style>
    <style:style style:name="T12" style:family="text">
      <style:text-properties fo:font-variant="normal" fo:text-transform="none" style:font-name="Liberation Serif" fo:font-size="15pt" fo:letter-spacing="normal" fo:font-style="normal" style:text-underline-style="none" fo:font-weight="normal" officeooo:rsid="0028a41e" style:font-size-asian="15pt" style:font-weight-asian="normal" style:font-size-complex="15pt" style:font-weight-complex="normal" loext:padding="0cm" loext:border="none"/>
    </style:style>
    <style:style style:name="T13" style:family="text">
      <style:text-properties fo:font-variant="normal" fo:text-transform="none" style:font-name="Liberation Serif" fo:font-size="15pt" fo:letter-spacing="normal" fo:font-style="normal" style:text-underline-style="none" fo:font-weight="normal" officeooo:rsid="0029d150" style:font-size-asian="15pt" style:font-weight-asian="normal" style:font-size-complex="15pt" style:font-weight-complex="normal" loext:padding="0cm" loext:border="none"/>
    </style:style>
    <style:style style:name="T14" style:family="text">
      <style:text-properties fo:font-variant="normal" fo:text-transform="none" style:font-name="system-ui" fo:font-size="15pt" fo:letter-spacing="normal" fo:font-style="normal" fo:font-weight="normal" style:font-size-asian="15pt" style:font-size-complex="15pt"/>
    </style:style>
    <style:style style:name="T15" style:family="text">
      <style:text-properties style:font-name="Liberation Serif"/>
    </style:style>
    <style:style style:name="T16" style:family="text">
      <style:text-properties style:font-name="Liberation Serif" officeooo:rsid="001d22f6"/>
    </style:style>
    <style:style style:name="T17" style:family="text">
      <style:text-properties style:font-name="Liberation Serif" style:text-underline-style="none" fo:font-weight="normal" officeooo:rsid="001d22f6" style:font-weight-asian="normal" style:font-weight-complex="normal"/>
    </style:style>
    <style:style style:name="T18" style:family="text">
      <style:text-properties style:font-name="Liberation Serif" style:text-underline-style="none" fo:font-weight="normal" officeooo:rsid="001d2ed0" style:font-weight-asian="normal" style:font-weight-complex="normal"/>
    </style:style>
    <style:style style:name="T19" style:family="text">
      <style:text-properties style:font-name="Liberation Serif" style:text-underline-style="none" fo:font-weight="normal" officeooo:rsid="0027ff25" style:font-weight-asian="normal" style:font-weight-complex="normal"/>
    </style:style>
    <style:style style:name="T20" style:family="text">
      <style:text-properties style:font-name="Liberation Serif" officeooo:rsid="001d2ed0"/>
    </style:style>
    <style:style style:name="T21" style:family="text">
      <style:text-properties style:font-name="Liberation Serif" officeooo:rsid="001bafb7"/>
    </style:style>
    <style:style style:name="T22" style:family="text">
      <style:text-properties style:font-name="Liberation Serif" fo:font-weight="normal" style:font-weight-asian="normal" style:font-weight-complex="normal"/>
    </style:style>
    <style:style style:name="T23" style:family="text">
      <style:text-properties style:font-name="Liberation Serif" fo:font-weight="normal" officeooo:rsid="001ebbe1" style:font-weight-asian="normal" style:font-weight-complex="normal"/>
    </style:style>
    <style:style style:name="T24" style:family="text">
      <style:text-properties style:font-name="Liberation Serif" fo:font-weight="normal" officeooo:rsid="0026450a" style:font-weight-asian="normal" style:font-weight-complex="normal"/>
    </style:style>
    <style:style style:name="T25" style:family="text">
      <style:text-properties style:font-name="Liberation Serif" officeooo:rsid="0026450a"/>
    </style:style>
    <style:style style:name="T26" style:family="text">
      <style:text-properties style:font-name="Liberation Serif" officeooo:rsid="0027ff25"/>
    </style:style>
    <style:style style:name="T27" style:family="text">
      <style:text-properties officeooo:rsid="001ebbe1"/>
    </style:style>
    <style:style style:name="T28" style:family="text">
      <style:text-properties fo:font-size="15pt" style:font-size-asian="15pt" style:font-size-complex="15pt"/>
    </style:style>
    <style:style style:name="T29" style:family="text">
      <style:text-properties fo:font-size="15pt" officeooo:rsid="00248f81" style:font-size-asian="15pt" style:font-size-complex="15pt"/>
    </style:style>
    <style:style style:name="T30" style:family="text">
      <style:text-properties fo:font-size="15pt" officeooo:rsid="0028a41e" style:font-size-asian="15pt" style:font-size-complex="15pt"/>
    </style:style>
    <style:style style:name="T31" style:family="text">
      <style:text-properties fo:font-size="15pt" officeooo:rsid="0029d150" style:font-size-asian="15pt" style:font-size-complex="15pt"/>
    </style:style>
    <style:style style:name="T32" style:family="text">
      <style:text-properties officeooo:rsid="0026450a"/>
    </style:style>
    <style:style style:name="T33" style:family="text">
      <style:text-properties officeooo:rsid="0027ff25"/>
    </style:style>
    <style:style style:name="T34" style:family="text">
      <style:text-properties officeooo:rsid="0028a4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ou<text:span text:style-name="T32">t</text:span> d’abord j’ai constater sur votre site l’utilisation de black-hat qui <text:span text:style-name="T32">a</text:span> pour objectif d’améliorer artificiellement le référencement de votre site. Cette méthode consiste par exemple cacher des mots clé<text:span text:style-name="T32">s</text:span> <text:span text:style-name="T32">à</text:span> divers endroit<text:span text:style-name="T32">s</text:span> de votre site. Cette technique est très mal vue par les moteurs de recherche et peut encourir aux <text:span text:style-name="T32">dé</text:span>référencement<text:span text:style-name="T32">s</text:span> voir bannissement de votre site par les moteurs de recherche. De plus cette méthode dégrade le référencement, l’accessibilité et le responsive de votre site par cascade. <text:span text:style-name="T32">J</text:span>e vous encourage donc <text:span text:style-name="T32">à</text:span> ne plus utiliser cette méthode et à suivre les 10 méthodes suivante<text:span text:style-name="T32">s,</text:span> qui vont corriger vos problème<text:span text:style-name="T32">s</text:span> et améliorer votre site </text:p>
      <text:p text:style-name="P5"/>
      <text:p text:style-name="P3"><text:tab/>1)Pour commencer, des mots-clés sont caché<text:span text:style-name="T32">s</text:span> <text:span text:style-name="T32">à</text:span> divers endroits de votre site dans l’alt (description de l’image), dans le logo en petite taille et dans le footer en orange. Les mots clés <text:span text:style-name="T32">(</text:span>web<text:span text:style-name="T32">)</text:span> est répété 23 fois ce qui est beaucoup trop et jug<text:span text:style-name="T32">é</text:span> comme du spam par google, les mots clés doivent être plus divers et répét<text:span text:style-name="T32">és</text:span> une dizaines de fois et non utilis<text:span text:style-name="T32">és</text:span> dans le black-hat pour réellement améliorer le référencement. </text:p>
      <text:p text:style-name="P3"/>
      <text:h text:style-name="P17" text:outline-level="3">2)<text:span text:style-name="T27">Nous pouvons aussi voir dans le footer le spam de different site web n’ayant aucun lien avec votre site comme pizza.com ou voiture.com. Ce genre de spam de lien fai</text:span><text:span text:style-name="T32">t</text:span><text:span text:style-name="T27"> baisser votre valeur auprès de google et baisse la visibilité de vos réseaux sociaux. De plus, vos client</text:span><text:span text:style-name="T32">s</text:span><text:span text:style-name="T27"> étant la pour la création d’un site </text:span><text:span text:style-name="T32">N’</text:span><text:span text:style-name="T27">on</text:span><text:span text:style-name="T32">t</text:span><text:span text:style-name="T27"> pas d’intérêt </text:span><text:span text:style-name="T32">à</text:span><text:span text:style-name="T27"> cliquer sur un lien qu’un programmeur leur conseille pour leur voiture. Il faut donc supprimer les liens n’ayant aucun rap</text:span><text:span text:style-name="T32">p</text:span><text:span text:style-name="T27">ort avec le site </text:span><text:span text:style-name="T32">pour</text:span><text:span text:style-name="T27"> favoriser la visibilité de vos réseaux sociaux. </text:span><text:span text:style-name="T32">M</text:span><text:span text:style-name="T27">ettre des liens de vos ancien</text:span><text:span text:style-name="T32">s</text:span><text:span text:style-name="T27"> clients </text:span><text:span text:style-name="T32">à</text:span><text:span text:style-name="T27"> la place pour montrer ce que vous save</text:span><text:span text:style-name="T32">z</text:span><text:span text:style-name="T27"> faire comme </text:span><text:span text:style-name="T32">à</text:span><text:span text:style-name="T27"> vos fourchette</text:span><text:span text:style-name="T32">s</text:span><text:span text:style-name="T27"> par exemple.</text:span></text:h>
      <text:p text:style-name="P2"/>
      <text:p text:style-name="P4"><text:span text:style-name="T23">P</text:span><text:span text:style-name="T22">our continuer, </text:span><text:span text:style-name="T24">n</text:span><text:span text:style-name="T22">ous allons voir différents moyens d’améliorer votre site pour les personnes souffrant</text:span><text:span text:style-name="T24">s</text:span><text:span text:style-name="T22"> d’handicap</text:span><text:span text:style-name="T24">s</text:span><text:span text:style-name="T22"> qui utilise</text:span><text:span text:style-name="T24">nt</text:span><text:span text:style-name="T22"> un robot pour la le</text:span><text:span text:style-name="T24">c</text:span><text:span text:style-name="T22">ture de site web. Google favorisant l’accessibilité pour tou</text:span><text:span text:style-name="T24">t</text:span><text:span text:style-name="T22">, si votre site est accessible il sera donc mieux référenc</text:span><text:span text:style-name="T24">é</text:span><text:span text:style-name="T22"> et le nombre de clients potentie</text:span><text:span text:style-name="T24">ls</text:span><text:span text:style-name="T22"> est aussi augment</text:span><text:span text:style-name="T24">é</text:span><text:span text:style-name="T22">.</text:span></text:p>
      <text:p text:style-name="P3"/>
      <text:p text:style-name="P5"><text:span text:style-name="T20">3</text:span><text:span text:style-name="T15">) </text:span><text:span text:style-name="T25">D</text:span><text:span text:style-name="T15">u texte est sous forme d’image cela baisse l’accessibilité du site aux personne</text:span><text:span text:style-name="T25">s</text:span><text:span text:style-name="T15"> mal voyante</text:span><text:span text:style-name="T25">s</text:span><text:span text:style-name="T15"> qui ne peuvent pas utilis</text:span><text:span text:style-name="T25">er</text:span><text:span text:style-name="T15"> le robot google pour lire le texte. De plus les mots utilis</text:span><text:span text:style-name="T25">és</text:span><text:span text:style-name="T15"> ne sont pas compt</text:span><text:span text:style-name="T25">és</text:span><text:span text:style-name="T15"> dans le référencement cel</text:span><text:span text:style-name="T25">a</text:span><text:span text:style-name="T15"> pourrai</text:span><text:span text:style-name="T25">t</text:span><text:span text:style-name="T15"> donc être un bon axe pour remplacer le black-hat </text:span><text:span text:style-name="T21">et monter le nombre de mots à 400 minimum par pages conseiller par google.</text:span><text:span text:style-name="T15"> Enfin, l’image pose problème pour le responsive </text:span><text:span text:style-name="T21">car sous format mobile le texte est moins li</text:span><text:span text:style-name="T1">sible.</text:span></text:p>
      <text:p text:style-name="P5"><text:soft-page-break/></text:p>
      <text:p text:style-name="P6"><text:span text:style-name="T4">4</text:span>)Avec l’utilisation du black-hat sous toute<text:span text:style-name="T32">s</text:span> les alt<text:span text:style-name="T32">s</text:span> d’image<text:span text:style-name="T32">s</text:span> le site n’est absolument pas accessible aux personne<text:span text:style-name="T33">s</text:span> mal voyante<text:span text:style-name="T33">s</text:span>. Car l’alt leurs est d’une importance cruciale, l’alt permet aux robots google de leurs lire une bref description écrite par le développeur. La personne se voit donc énoncer par le robot une suite de mots n’ayant aucun sens </text:p>
      <text:p text:style-name="P6"/>
      <text:p text:style-name="P6"><text:span text:style-name="T4">5</text:span>) Pour continuer avec <text:span text:style-name="T33">l’</text:span>accessibilité aux personne<text:span text:style-name="T33">s</text:span> souffrant<text:span text:style-name="T33">s</text:span> de handicap la charte des couleurs <text:span text:style-name="T33">du</text:span> background/texte n’est pas accessible aux daltoniens. Du texte orange fonc<text:span text:style-name="T33">é</text:span> est sur du orange claire une personne ne différenciant pas très bien le orange ne pourra pas lire ce texte il est donc conseill<text:span text:style-name="T33">é</text:span> d’écrire du texte avec des couleur<text:span text:style-name="T33">s</text:span> neutre<text:span text:style-name="T33">s</text:span> comme du blanc ou du noir pour s’assurer de la visibilit<text:span text:style-name="T33">é</text:span> par tous.</text:p>
      <text:p text:style-name="P6"/>
      <text:p text:style-name="P6"><text:span text:style-name="T4">6</text:span>)Pour finir avec <text:span text:style-name="T33">l’</text:span>accessibilité <text:span text:style-name="T2">du site, l’html ne contient pas de balise sémantique (header, main, footer,,,) le robot google ne peut donc pas différenci</text:span><text:span text:style-name="T33">er</text:span><text:span text:style-name="T2"> les différente</text:span><text:span text:style-name="T33">s</text:span><text:span text:style-name="T2"> parties de votre site, Les moteurs de recherche favorisants les sites accessible</text:span><text:span text:style-name="T33">s</text:span><text:span text:style-name="T2"> par tous. </text:span><text:span text:style-name="T33">V</text:span><text:span text:style-name="T2">a donc avec les 4 points cit</text:span><text:span text:style-name="T33">és</text:span><text:span text:style-name="T2"> précédents faire baisser votre référencement et votre site ne va pas être en première page des recherche</text:span><text:span text:style-name="T33">s</text:span><text:span text:style-name="T2">. </text:span><text:span text:style-name="T4">Il faut donc structurer votre site avec des balises sémantique</text:span><text:span text:style-name="T33">s</text:span></text:p>
      <text:p text:style-name="P7"/>
      <text:p text:style-name="P7">Ensuite pour changer de sujet nous allons parler du responsive de votre site. Le responsive est l’accessibilité au<text:span text:style-name="T33">x</text:span> différent<text:span text:style-name="T33">s</text:span> support<text:span text:style-name="T33">s</text:span> utilis<text:span text:style-name="T33">és</text:span> pour accéder <text:span text:style-name="T33">à </text:span>votre site téléphone tablette ordinateur. </text:p>
      <text:p text:style-name="P7">Aujourd’hui les téléphone<text:span text:style-name="T33">s</text:span> <text:span text:style-name="T3">et</text:span> tablette<text:span text:style-name="T33">s</text:span> représente<text:span text:style-name="T33">nt</text:span> <text:span text:style-name="T3">53,3 % des visites sur les sites web mondia</text:span><text:span text:style-name="T33">ux</text:span><text:span text:style-name="T3">. Ne pas adapter son site web revien</text:span><text:span text:style-name="T33">t</text:span><text:span text:style-name="T3"> donc </text:span><text:span text:style-name="T33">à</text:span><text:span text:style-name="T3"> rejeter 1 client potentiel sur 2 a chaque visite. De plus depuis 2015 suite </text:span><text:span text:style-name="T33">à</text:span><text:span text:style-name="T3"> la mont</text:span><text:span text:style-name="T33">é</text:span><text:span text:style-name="T3"> de l’utilisation de différent</text:span><text:span text:style-name="T33">s</text:span><text:span text:style-name="T3"> support</text:span><text:span text:style-name="T33">s google</text:span><text:span text:style-name="T3"> référencie mieux les sites responsive. Nous avons donc tout intérêt </text:span><text:span text:style-name="T33">à</text:span><text:span text:style-name="T3"> suivre les axes </text:span><text:span text:style-name="T33">d’</text:span><text:span text:style-name="T3">améliorations suivant.</text:span></text:p>
      <text:p text:style-name="P7"/>
      <text:p text:style-name="P8"><text:span text:style-name="T4">7</text:span><text:span text:style-name="T3">)Tou</text:span><text:span text:style-name="T33">t</text:span><text:span text:style-name="T3"> d’abord des éléments sort</text:span><text:span text:style-name="T33">ent</text:span><text:span text:style-name="T3"> de l’écran, des images ne sont pas cadré</text:span><text:span text:style-name="T33">s</text:span><text:span text:style-name="T3">, du texte est illisible et u</text:span><text:span text:style-name="T16">n point &lt;li&gt; est en trop. </text:span><text:span text:style-name="T26">T</text:span><text:span text:style-name="T16">ou</text:span><text:span text:style-name="T26">tes</text:span><text:span text:style-name="T16"> c</text:span><text:span text:style-name="T26">es</text:span><text:span text:style-name="T16"> chose</text:span><text:span text:style-name="T26">s</text:span><text:span text:style-name="T16"> rende</text:span><text:span text:style-name="T26">nt</text:span><text:span text:style-name="T16"> le site amateur et ne donne</text:span><text:span text:style-name="T26">nt</text:span><text:span text:style-name="T16"> pas envie aux visiteur</text:span><text:span text:style-name="T26">s</text:span><text:span text:style-name="T16"> de </text:span><text:span text:style-name="T17">rester sur le site. Il faut donc <text:s/></text:span><text:span text:style-name="T18">revoir le css et l’adapter aux différent</text:span><text:span text:style-name="T19">s</text:span><text:span text:style-name="T18"> support</text:span><text:span text:style-name="T19">s</text:span><text:span text:style-name="T18"> en utilisant différente</text:span><text:span text:style-name="T19">s</text:span><text:span text:style-name="T18"> </text:span><text:span text:style-name="T5">media queries. </text:span></text:p>
      <text:p text:style-name="P11"/>
      <text:p text:style-name="P9"><text:span text:style-name="T6">Enfin, nous allons parler de divers points </text:span><text:span text:style-name="T9">à</text:span><text:span text:style-name="T6"> am</text:span><text:span text:style-name="T9">é</text:span><text:span text:style-name="T6">lior</text:span><text:span text:style-name="T9">er</text:span><text:span text:style-name="T6"> pour augmenter le référencement. C</text:span><text:span text:style-name="T9">es</text:span><text:span text:style-name="T6"> axe</text:span><text:span text:style-name="T9">s</text:span><text:span text:style-name="T6"> vont se centrer sur la performance du site, d’erreur de lien </text:span><text:span text:style-name="T7">et d’oublie de chose pouvant améliorer votre valeur auprès de google </text:span></text:p>
      <text:p text:style-name="P12"/>
      <text:p text:style-name="P13">8) google met trop de temps à lire les fichier<text:span text:style-name="T33">s</text:span> html, css et javascript, le robot <text:soft-page-break/>ayant des ressource<text:span text:style-name="T33">s</text:span> limit<text:span text:style-name="T33">és</text:span> pour chaque site il faut donc au maximum baisser la demande de ressource de votre site. Pour cela, nous pouvons minifier les fichier<text:span text:style-name="T33">s</text:span> c’est à dire enlever les espace<text:span text:style-name="T33">s</text:span> du code html/css/javascript. De plus le visuel du site étant en html css et les fonctionnalité<text:span text:style-name="T33">s</text:span> en javascript nous pouvons mettre defer devant chaque fichier pour accélér<text:span text:style-name="T33">er</text:span> le chargement du visuel du site.</text:p>
      <text:p text:style-name="P13"/>
      <text:p text:style-name="P10"><text:span text:style-name="T6">9)</text:span><text:span text:style-name="T8">Les image</text:span><text:span text:style-name="T9">s</text:span><text:span text:style-name="T8"> étant dans un format (bmp et jpg) très gourman</text:span><text:span text:style-name="T9">d</text:span><text:span text:style-name="T8"> en ressources les performances du site </text:span><text:span text:style-name="T9">en</text:span><text:span text:style-name="T8"> sont réduit</text:span><text:span text:style-name="T9">e</text:span><text:span text:style-name="T8">s et le temps de chargement de la page augmente. Il faut donc changer le format des images en un format moins gourmand comme webp qui va gr</text:span><text:span text:style-name="T9">a</text:span><text:span text:style-name="T8">ndement faire baisser le chargement de la page. </text:span></text:p>
      <text:p text:style-name="P14"/>
      <text:p text:style-name="P16">10)<text:span text:style-name="T33">L</text:span>’absence d’élément<text:span text:style-name="T33">s</text:span> indispensable<text:span text:style-name="T33">s</text:span> pour le référencement du site et d’élément<text:span text:style-name="T34">s</text:span> pouvant faire en sorte qu’un client choisisse votre site plutôt qu’un notre est alarmante. En effet votre si<text:span text:style-name="T34">te</text:span> ne contient pas de balise méta-description, (petit résumé de votre site qui permet de vous différencier de vos concurrent<text:span text:style-name="T34">s</text:span>) de balise title(permet de nommer le site) et la langue du site n’est pas renseign<text:span text:style-name="T34">ée</text:span>. C<text:span text:style-name="T34">es</text:span> élément<text:span text:style-name="T34">s</text:span> sont indispensable<text:span text:style-name="T34">s</text:span> pour augmenter le nombre de visiteur<text:span text:style-name="T34">s</text:span> et par conséquent le référencement. Google met toujours les sites les plus visités en tête d’affiche le visiteur att<text:span text:style-name="T34">ire</text:span> le<text:span text:style-name="T34">s</text:span> visiteur<text:span text:style-name="T34">s.</text:span> <text:s/></text:p>
      <text:p text:style-name="P14"/>
      <text:p text:style-name="P15">10*) Une erreur ou un oublie a fai<text:span text:style-name="T34">t</text:span> que devant chaque lien css dans le head de la page 2 le mot min est présent faisant sûrement référence au<text:span text:style-name="T34">x</text:span> pages minifi<text:span text:style-name="T34">ées</text:span>. Malheureusement cela ne renvoyait <text:span text:style-name="T34">à</text:span> aucune page étant donn<text:span text:style-name="T34">é</text:span> que les fichier<text:span text:style-name="T34">s</text:span> n’étai<text:span text:style-name="T34">ent</text:span> pas minifi<text:span text:style-name="T34">és</text:span> j’ai donc chang<text:span text:style-name="T34">é</text:span> les liens css pour qu’il<text:span text:style-name="T34">s</text:span> renvoie<text:span text:style-name="T34">nt</text:span> au<text:span text:style-name="T34">x</text:span> page<text:span text:style-name="T34">s</text:span> correspondante<text:span text:style-name="T34">s.</text:span></text:p>
      <text:p text:style-name="P15"/>
      <text:p text:style-name="P15"/>
      <text:p text:style-name="P1"><text:span text:style-name="T10">Pour conclure, en suivant </text:span><text:span text:style-name="T11">c</text:span><text:span text:style-name="T12">es</text:span><text:span text:style-name="T11"> méthode</text:span><text:span text:style-name="T12">s,</text:span><text:span text:style-name="T11"> votre référencement et votre nombre de visiteur</text:span><text:span text:style-name="T12">s</text:span><text:span text:style-name="T11"> v</text:span><text:span text:style-name="T12">ont</text:span><text:span text:style-name="T11"> forcément augmenter. Les performance</text:span><text:span text:style-name="T12">s</text:span><text:span text:style-name="T11"> de votre site </text:span><text:span text:style-name="T13">analyser via <text:s/>lightHouse application</text:span><text:span text:style-name="T11"> appartenant </text:span><text:span text:style-name="T12">à</text:span><text:span text:style-name="T11"> google </text:span><text:a xlink:type="simple" xlink:href="https://github.com/GoogleChrome/lighthouse" text:style-name="Internet_20_link" text:visited-style-name="Visited_20_Internet_20_Link"><text:span text:style-name="T14">Lighthouse</text:span></text:a><text:span text:style-name="T14">,</text:span><text:span text:style-name="T28"> <text:s/></text:span><text:span text:style-name="T29">sont pass</text:span><text:span text:style-name="T30">ées</text:span><text:span text:style-name="T29"> de : </text:span><text:span text:style-name="T31">84 performance, 84 en accessibilité, 83 en bonne pratique et 77 en seo</text:span><text:span text:style-name="T29"> à </text:span><text:span text:style-name="T31">92 en bonne pratique et</text:span><text:span text:style-name="T29"> </text:span><text:span text:style-name="T31">100 en performance, seo et accessibilité.</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system-ui" svg:font-family="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02T18:01:19.176000000</dc:date>
    <meta:editing-duration>PT28M39S</meta:editing-duration>
    <meta:editing-cycles>6</meta:editing-cycles>
    <meta:generator>LibreOffice/7.3.0.3$Windows_X86_64 LibreOffice_project/0f246aa12d0eee4a0f7adcefbf7c878fc2238db3</meta:generator>
    <meta:document-statistic meta:table-count="0" meta:image-count="0" meta:object-count="0" meta:page-count="3" meta:paragraph-count="17" meta:word-count="1153" meta:character-count="7028" meta:non-whitespace-character-count="5879"/>
  </office:meta>
</office:document-meta>
</file>